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ext_20_body">
      <style:paragraph-properties fo:margin-top="0in" fo:margin-bottom="0in" loext:contextual-spacing="false"/>
    </style:style>
    <style:style style:name="P3" style:family="paragraph" style:parent-style-name="Text_20_body">
      <style:paragraph-properties fo:margin-top="0in" fo:margin-bottom="0in" loext:contextual-spacing="false" fo:line-height="112%"/>
      <style:text-properties loext:padding="0.0193in" loext:border="0.06pt solid #e1e1e1"/>
    </style:style>
    <style:style style:name="P4" style:family="paragraph" style:parent-style-name="Text_20_body">
      <style:paragraph-properties fo:margin-top="0in" fo:margin-bottom="0in" loext:contextual-spacing="false"/>
    </style:style>
    <style:style style:name="T1" style:family="text">
      <style:text-properties fo:font-weight="bol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2" text:outline-level="2">Module 1 Quiz</text:h>
      <text:p text:style-name="P2">,</text:p>
      <text:p text:style-name="Text_20_body"><text:span text:style-name="Strong_20_Emphasis">People are making progress</text:span></text:p>
      <text:p text:style-name="Text_20_body"><text:span text:style-name="Strong_20_Emphasis">104</text:span> learners have recently completed this assignment</text:p>
      <text:p text:style-name="P2">Submit your assignment</text:p>
      <text:p text:style-name="P2">Due DateDec 14, 12:59 AM MST</text:p>
      <text:p text:style-name="P2">Attempts3 every 8 hours</text:p>
      <text:p text:style-name="P2">Receive grade</text:p>
      <text:p text:style-name="P2">To Pass70% or higher</text:p>
      <text:p text:style-name="P2">Grade</text:p>
      <text:p text:style-name="P2">—</text:p>
      <text:section text:style-name="Sect1" text:name="flagcontent-20e01fa3-ebff-4d15-e259-aa604b8d8d4a">
        <text:p text:style-name="P2"/>
      </text:section>
      <text:section text:style-name="Sect1" text:name="Section1">
        <text:p text:style-name="P2"><text:bookmark text:name="rendered-content"/></text:p>
        <text:section text:style-name="Sect1" text:name="Section2">
          <text:p text:style-name="P2"><text:bookmark text:name="flagcontent-20e01fa3-ebff-4d15-e259-aa604b8d8d4a"/></text:p>
        </text:section>
      </text:section>
      <text:p text:style-name="P2">Module 1 Quiz</text:p>
      <text:p text:style-name="Text_20_body">Graded Quiz • 30 min</text:p>
      <text:p text:style-name="Text_20_body"><text:span text:style-name="Strong_20_Emphasis">Due</text:span> Dec 14, 12:59 AM MST</text:p>
      <text:h text:style-name="Heading_20_4" text:outline-level="4">Module 1 Quiz</text:h>
      <text:p text:style-name="P2">Total points 10</text:p>
      <text:section text:style-name="Sect1" text:name="816rZvIDEea2FA6Es7qu2g@0-legend">
        <text:p text:style-name="P2">1.</text:p>
        <text:p text:style-name="Text_20_body">Question 1</text:p>
        <text:p text:style-name="Text_20_body">Assume that MapReduce(f, g, data), performs map function f on the input data, followed by reduce function g, as introduced in Lecture 1.1. What does the function <text:span text:style-name="Emphasis">mystery</text:span>, provided below in pseudocode notation, compute?</text:p>
        <text:p text:style-name="Text_20_body">Hint: Determining the omitted type information might be helpful.</text:p>
      </text:section>
      <text:section text:style-name="Sect1" text:name="Section3">
        <text:p text:style-name="P3"><text:bookmark text:name="816rZvIDEea2FA6Es7qu2g@0-legend"/>1 point</text:p>
      </text:section>
      <text:p text:style-name="P1">A. For each input value, the average corresponding input key.</text:p>
      <text:p text:style-name="Text_20_body">B. For each input key, the average corresponding input value.</text:p>
      <text:p text:style-name="Text_20_body">C. For each input value, the average position in the ordering of input keys.</text:p>
      <text:p text:style-name="Text_20_body">D. For each position in the ordering of input keys, the average of the previous input values.</text:p>
      <text:section text:style-name="Sect1" text:name="s9x3zPIEEeaS1QpBuT_tOg@0-legend">
        <text:p text:style-name="P2">2.</text:p>
        <text:p text:style-name="Text_20_body">Question 2</text:p>
        <text:p text:style-name="Text_20_body">Consider the following pseudo-code using MapReduce. What does <text:span text:style-name="Emphasis">mystery2</text:span> print when its input is a collection with a single key/value pair entry?</text:p>
        <text:p text:style-name="Text_20_body"><text:soft-page-break/>Hint: Determining the omitted type information might be helpful.</text:p>
      </text:section>
      <text:section text:style-name="Sect1" text:name="Section4">
        <text:p text:style-name="P3"><text:bookmark text:name="s9x3zPIEEeaS1QpBuT_tOg@0-legend"/>1 point</text:p>
      </text:section>
      <text:p text:style-name="Text_20_body">A. For each input value, all the words that occur in each line.</text:p>
      <text:p text:style-name="Text_20_body">B. For each line in the input value, the average length of the words it contains.</text:p>
      <text:p text:style-name="Text_20_body">C. For each line in the input value, the number of words it contains.</text:p>
      <text:p text:style-name="P1">D. For each input value, the words and the line numbers they appear in.</text:p>
      <text:p text:style-name="Text_20_body">E. For each input value, the words and the line numbers they appear in in sorted order.</text:p>
      <text:section text:style-name="Sect1" text:name="FGwp0PIFEea2FA6Es7qu2g@0-legend">
        <text:p text:style-name="P2">3.</text:p>
        <text:p text:style-name="Text_20_body">Question 3</text:p>
        <text:p text:style-name="Text_20_body">Which of the following statements are true?</text:p>
        <text:p text:style-name="P3">1 point</text:p>
      </text:section>
      <text:p text:style-name="P1">A. Hadoop is able to provide strong fault tolerance because map-reduce is a functional operation.</text:p>
      <text:p text:style-name="Text_20_body">B. Hadoop is used to speed up tasks executing on a single computer.</text:p>
      <text:p text:style-name="Text_20_body">C. The user of Hadoop is responsible for specifying how the computers in the network communicate with each other.</text:p>
      <text:section text:style-name="Sect1" text:name="WM0zF_IFEeaS1QpBuT_tOg@0-legend">
        <text:p text:style-name="P2">4.</text:p>
        <text:p text:style-name="Text_20_body">Question 4</text:p>
        <text:p text:style-name="Text_20_body">Suppose we want to use Hadoop to perform a word count on the following words, given as a sequence of key-value pairs: (the, 1), (dog, 1), (chased, 1), (the, 1), and (cat, 1). Which of the following could be the output of the "group" step of the computation? Assume no reduction operation can occur during the "group" step. </text:p>
        <text:p text:style-name="P3">1 point</text:p>
      </text:section>
      <text:p text:style-name="Text_20_body">A. Group 1: (the, 1). Group 2: (dog, 1). Group 3: (chased, 1). Group 4: (the, 1). Group 5: (cat, 1).</text:p>
      <text:p text:style-name="Text_20_body">B. Group 1: (the, 2). Group 2: (dog, 1). Group 3: (chased, 1). Group 4: (cat, 1).</text:p>
      <text:p text:style-name="P1">C. Group 1: (the, 1) and (the, 1). Group 2: (dog, 1). Group 3: (chased, 1). Group 4: (cat, 1).</text:p>
      <text:section text:style-name="Sect1" text:name="lEl4nfIFEeaS1QpBuT_tOg@0-legend">
        <text:p text:style-name="P2">5.</text:p>
        <text:p text:style-name="Text_20_body">Question 5</text:p>
        <text:p text:style-name="Text_20_body">Which of the following statements are true?</text:p>
        <text:p text:style-name="P3">1 point</text:p>
      </text:section>
      <text:p text:style-name="Text_20_body">A. Hadoop is a generalization of Spark.</text:p>
      <text:p text:style-name="P1"><text:soft-page-break/>B. Spark benefits from using nodes with large memory.</text:p>
      <text:p text:style-name="Text_20_body">C. Spark only supports eager or strict evaluation. (It does not use lazy evaluation.)</text:p>
      <text:section text:style-name="Sect1" text:name="xPdTBPIFEeaS1QpBuT_tOg@0-legend">
        <text:p text:style-name="P2">6.</text:p>
        <text:p text:style-name="Text_20_body">Question 6</text:p>
        <text:p text:style-name="Text_20_body">Which of the following are terminal operations in Spark?</text:p>
        <text:p text:style-name="P3">1 point</text:p>
      </text:section>
      <text:p text:style-name="Text_20_body">A. Map</text:p>
      <text:p text:style-name="P1">B. Reduce</text:p>
      <text:p text:style-name="Text_20_body">C. Filter</text:p>
      <text:p text:style-name="P1">D. Collect</text:p>
      <text:section text:style-name="Sect1" text:name="9Dm2hfIFEeaS1QpBuT_tOg@0-legend">
        <text:p text:style-name="P2">7.</text:p>
        <text:p text:style-name="Text_20_body">Question 7</text:p>
        <text:p text:style-name="Text_20_body">Why might the notion of an “inverse document frequency” be important in determining the similarity between two arbitrary documents in a corpus?</text:p>
        <text:p text:style-name="P3">1 point</text:p>
      </text:section>
      <text:p text:style-name="P1">A. The inverse document frequency ensures that words appearing across many documents are discounted in comparison to words that are unique to a few documents. </text:p>
      <text:p text:style-name="Text_20_body">B. The inverse document frequency adds prominence to words that are common to many documents, enabling a programmer to compute similarity metrics more precisely.</text:p>
      <text:p text:style-name="Text_20_body">C. The inverse document frequency allows the programmer to more easily apply the MapReduce model of computation to a large corpus of documents.</text:p>
      <text:section text:style-name="Sect1" text:name="Tt_jx_IGEeaIYBID2H_3BA@0-legend">
        <text:p text:style-name="P2">8.</text:p>
        <text:p text:style-name="Text_20_body">Question 8</text:p>
        <text:p text:style-name="Text_20_body">For this question, you are encouraged to search the Internet and read about topics relevant to elementary text-mining and tf-idf.</text:p>
        <text:p text:style-name="Text_20_body">Which of the following might serve as a valid means of computing which document is most similar to document D1​ in a corpus of text documents? For simplicity, assume all relevant tf-idf weights have been appropriately normalized and computed, and that resources (time, memory, secondary storage, etc) are not issues of concern.</text:p>
        <text:p text:style-name="Text_20_body">I. For each document in the corpus, use a vector representation of the appropriate tf-idf weights to compute its cosine similarity to D1​. Those documents yielding the highest cosine similarity to D1​ are considered “most similar”.</text:p>
        <text:p text:style-name="Text_20_body"><text:soft-page-break/>II. For each document in the corpus, find the sum of its tf-idf weights corresponding to the words that appear in D1​. Those documents yielding the highest sum of relevant tf-idf weights are considered “most similar”.</text:p>
        <text:p text:style-name="Text_20_body">III. For each document in the corpus, compare its total word count to the word count of D1​. Those documents yielding the smallest absolute difference in word counts are considered “most similar”.</text:p>
        <text:p text:style-name="P3">1 point</text:p>
      </text:section>
      <text:p text:style-name="P1">A. I and II</text:p>
      <text:p text:style-name="Text_20_body">B. II and III</text:p>
      <text:p text:style-name="Text_20_body">C. III only</text:p>
      <text:p text:style-name="Text_20_body">D. I and III</text:p>
      <text:section text:style-name="Sect1" text:name="Hf6ApvIHEea2FA6Es7qu2g@0-legend">
        <text:p text:style-name="P2">9.</text:p>
        <text:p text:style-name="Text_20_body">Question 9</text:p>
        <text:p text:style-name="Text_20_body">In Spark, what does the reduceByKey transformation do?</text:p>
        <text:p text:style-name="P3">1 point</text:p>
      </text:section>
      <text:p text:style-name="P1">A. For a set of (key, value) pairs, groups all values that have the same key and then applies a reduction operator to collapse those values into a single value. A single (key, value) pair is then emitted per key.</text:p>
      <text:p text:style-name="Text_20_body">B. For a set of (key, value) pairs, groups all values that have the same key. A single pair of a key and the list of all values is then emitted.</text:p>
      <text:p text:style-name="Text_20_body">C. For a set of (key, value) pairs, counts the number of (key, value) pairs for each unique key. For each unique key, emits a (key, value) pair that is that key with the number of pairs that had it.</text:p>
      <text:p text:style-name="Text_20_body">D. For a set of (key, value) pairs and a given key, removes all (key, value) pairs that have that same key.</text:p>
      <text:section text:style-name="Sect1" text:name="XUJVe_IHEea2FA6Es7qu2g@0-legend">
        <text:p text:style-name="P2">10.</text:p>
        <text:p text:style-name="Text_20_body">Question 10</text:p>
        <text:p text:style-name="Text_20_body">Why is Page Rank an algorithm that fits well with Spark?</text:p>
        <text:p text:style-name="P3">1 point</text:p>
      </text:section>
      <text:p text:style-name="Text_20_body">Spark offers Page Rank transformations specifically for supporting the Page Rank algorithm (e.g. join).</text:p>
      <text:p text:style-name="P1">Spark is optimized for iterative, in-memory workloads. Page Rank is an example of one.</text:p>
      <text:p text:style-name="Text_20_body">Page Rank was originally designed to run on top of Spark, and so algorithmically fits well with the provided transformations.</text:p>
      <text:p text:style-name="Text_20_body">Very few distributed programming models could support a distributed join operation.</text:p>
      <text:p text:style-name="P2">Honor Code Agreement</text:p>
      <text:p text:style-name="P2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17:26:26.882323674</meta:creation-date>
    <dc:date>2020-12-26T04:07:59.216582482</dc:date>
    <meta:editing-duration>PT5M34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5" meta:paragraph-count="100" meta:word-count="954" meta:character-count="5801" meta:non-whitespace-character-count="4425"/>
  </office:meta>
</office:document-meta>
</file>